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3" style:family="paragraph" style:parent-style-name="Standard" style:list-style-name="L1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text-properties fo:font-style="normal" fo:font-weight="normal" officeooo:rsid="0017fa19" officeooo:paragraph-rsid="0032591f" style:font-style-asian="normal" style:font-weight-asian="normal" style:font-style-complex="normal" style:font-weight-complex="normal"/>
    </style:style>
    <style:style style:name="P5" style:family="paragraph" style:parent-style-name="Standard" style:list-style-name="L2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6" style:family="paragraph" style:parent-style-name="Standard" style:list-style-name="L4">
      <style:text-properties fo:font-style="normal" fo:font-weight="normal" officeooo:rsid="0017fa19" officeooo:paragraph-rsid="0017fa19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text-properties fo:font-style="normal" fo:font-weight="normal" officeooo:rsid="001c1286" officeooo:paragraph-rsid="001c1286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10" style:family="paragraph" style:parent-style-name="Standard" style:list-style-name="L4">
      <style:text-properties fo:font-style="normal" fo:font-weight="normal" officeooo:rsid="0018f0be" officeooo:paragraph-rsid="0018f0be" style:font-style-asian="normal" style:font-weight-asian="normal" style:font-style-complex="normal" style:font-weight-complex="normal"/>
    </style:style>
    <style:style style:name="P11" style:family="paragraph" style:parent-style-name="Standard" style:list-style-name="L3">
      <style:text-properties fo:font-style="normal" fo:font-weight="normal" officeooo:rsid="002073a7" officeooo:paragraph-rsid="002073a7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text-properties fo:font-style="normal" fo:font-weight="normal" officeooo:rsid="002073a7" officeooo:paragraph-rsid="002073a7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text-properties fo:font-style="normal" fo:font-weight="normal" officeooo:rsid="0021d96f" officeooo:paragraph-rsid="0021d96f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fo:font-style="normal" fo:font-weight="normal" officeooo:rsid="001ac888" officeooo:paragraph-rsid="001ac888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font-style="normal" fo:font-weight="normal" officeooo:rsid="0024d994" officeooo:paragraph-rsid="0024d994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font-style="normal" fo:font-weight="normal" officeooo:rsid="0026f850" officeooo:paragraph-rsid="0026f850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fo:font-style="normal" fo:font-weight="normal" officeooo:rsid="00290330" officeooo:paragraph-rsid="00290330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fo:font-style="normal" fo:font-weight="normal" officeooo:rsid="002aa5f3" officeooo:paragraph-rsid="002aa5f3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fo:font-style="normal" fo:font-weight="normal" officeooo:rsid="002d1775" officeooo:paragraph-rsid="0032591f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fo:font-weight="normal" officeooo:rsid="0032591f" officeooo:paragraph-rsid="0032591f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bold" officeooo:rsid="0017fa19" officeooo:paragraph-rsid="0017fa19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fo:font-weight="bold" officeooo:rsid="0032591f" officeooo:paragraph-rsid="0032591f" style:font-style-asian="normal" style:font-weight-asian="bold" style:font-style-complex="normal" style:font-weight-complex="bold"/>
    </style:style>
    <style:style style:name="T1" style:family="text">
      <style:text-properties officeooo:rsid="0018f0be"/>
    </style:style>
    <style:style style:name="T2" style:family="text">
      <style:text-properties officeooo:rsid="001ac888"/>
    </style:style>
    <style:style style:name="T3" style:family="text">
      <style:text-properties officeooo:rsid="001c1286"/>
    </style:style>
    <style:style style:name="T4" style:family="text">
      <style:text-properties officeooo:rsid="0021575b"/>
    </style:style>
    <style:style style:name="T5" style:family="text">
      <style:text-properties officeooo:rsid="002568cd"/>
    </style:style>
    <style:style style:name="T6" style:family="text">
      <style:text-properties officeooo:rsid="0027b641"/>
    </style:style>
    <style:style style:name="T7" style:family="text">
      <style:text-properties officeooo:rsid="002aa5f3"/>
    </style:style>
    <style:style style:name="T8" style:family="text">
      <style:text-properties officeooo:rsid="002b7a3d"/>
    </style:style>
    <style:style style:name="T9" style:family="text">
      <style:text-properties officeooo:rsid="002ec3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ecklist for Aged Care</text:p>
      <text:p text:style-name="P1"/>
      <text:p text:style-name="P22">Geriatric presentations:</text:p>
      <text:list xml:id="list2189995479" text:style-name="L1">
        <text:list-item>
          <text:p text:style-name="P4">Geriatric syndromes (provide assessment, investigations, management for):</text:p>
          <text:list>
            <text:list-item>
              <text:p text:style-name="P4">Incontinence (UI)</text:p>
            </text:list-item>
            <text:list-item>
              <text:p text:style-name="P4">Immobility (Pressure sores/ wounds)</text:p>
            </text:list-item>
            <text:list-item>
              <text:p text:style-name="P4">Iatrogenesis (Polypharmacy)</text:p>
            </text:list-item>
            <text:list-item>
              <text:p text:style-name="P4">Instability (Falls)</text:p>
            </text:list-item>
            <text:list-item>
              <text:p text:style-name="P4">Intellectual decline (Dementia/ <text:span text:style-name="T3">Delirium</text:span>)</text:p>
            </text:list-item>
            <text:list-item>
              <text:p text:style-name="P19">Insufferable pain</text:p>
            </text:list-item>
          </text:list>
        </text:list-item>
        <text:list-item>
          <text:p text:style-name="P20">Core presentations</text:p>
          <text:list>
            <text:list-item>
              <text:p text:style-name="P20">Stroke (assessment, language)</text:p>
            </text:list-item>
            <text:list-item>
              <text:p text:style-name="P20">Trauma (falls, head of femur fracture)</text:p>
            </text:list-item>
          </text:list>
        </text:list-item>
      </text:list>
      <text:p text:style-name="P1"/>
      <text:p text:style-name="P1">Aged Care:</text:p>
      <text:list xml:id="list203803500852044" text:continue-numbering="true" text:style-name="L1">
        <text:list-item>
          <text:p text:style-name="P3">Assessment of geriatric patients</text:p>
          <text:list>
            <text:list-item>
              <text:p text:style-name="P3">CGA</text:p>
            </text:list-item>
            <text:list-item>
              <text:p text:style-name="P3">Cognitive testing <text:span text:style-name="T9">(RUDAS, MOCA, MMSE). Understand the utility of each test, especially what cognitive areas are assessed</text:span></text:p>
            </text:list-item>
            <text:list-item>
              <text:p text:style-name="P7">Delirium assessment</text:p>
            </text:list-item>
          </text:list>
        </text:list-item>
        <text:list-item>
          <text:p text:style-name="P3">Allied health roles in Aged Care</text:p>
          <text:list>
            <text:list-item>
              <text:p text:style-name="P3">Dietitian, <text:span text:style-name="T1">PT</text:span>, Speech Pathologist, <text:span text:style-name="T1">OT, Social worker. Know a couple of functions for each for each Geriatric syndrome.</text:span></text:p>
            </text:list-item>
          </text:list>
        </text:list-item>
        <text:list-item>
          <text:p text:style-name="P7">Residential aged care facilities</text:p>
          <text:list>
            <text:list-item>
              <text:p text:style-name="P7">What types are there</text:p>
            </text:list-item>
            <text:list-item>
              <text:p text:style-name="P7">What patients are ideal for residential care</text:p>
            </text:list-item>
          </text:list>
        </text:list-item>
      </text:list>
      <text:p text:style-name="P1"/>
      <text:p text:style-name="P1">Rehabilitation medicine:</text:p>
      <text:list xml:id="list2448070830" text:style-name="L2">
        <text:list-item>
          <text:p text:style-name="P5">Allied health roles in Aged Care<text:tab/></text:p>
          <text:list>
            <text:list-item>
              <text:p text:style-name="P9">PT, Speech pathologist, Occupational therapist, Social worker, <text:span text:style-name="T7">Case worker</text:span></text:p>
            </text:list-item>
            <text:list-item>
              <text:p text:style-name="P18">Understand the functions of each role for specific morbidities of geriatric populations, <text:span text:style-name="T8">especially with a view towards ‘rehab’ presentations</text:span></text:p>
            </text:list-item>
          </text:list>
        </text:list-item>
        <text:list-item>
          <text:p text:style-name="P8">Issues around returning to function:<text:tab/></text:p>
          <text:list>
            <text:list-item>
              <text:p text:style-name="P8">Driving after injury/ stroke/ vision impairment</text:p>
            </text:list-item>
            <text:list-item>
              <text:p text:style-name="P8">Resuming work (bring in social work)</text:p>
            </text:list-item>
          </text:list>
        </text:list-item>
      </text:list>
      <text:p text:style-name="P1"/>
      <text:p text:style-name="P1"/>
      <text:p text:style-name="P1">Psychiatry of Old Age:</text:p>
      <text:list xml:id="list1265546444" text:style-name="L3">
        <text:list-item>
          <text:p text:style-name="P11">Understand the functions of the POA teams:</text:p>
          <text:list>
            <text:list-item>
              <text:p text:style-name="P11">ICT, <text:span text:style-name="T4">APATT, BASICS</text:span></text:p>
            </text:list-item>
            <text:list-item>
              <text:p text:style-name="P13">Inpatient POA</text:p>
            </text:list-item>
          </text:list>
        </text:list-item>
        <text:list-item>
          <text:p text:style-name="P17">Psychiatric conditions</text:p>
          <text:list>
            <text:list-item>
              <text:p text:style-name="P17">What conditions are ‘high frequency’</text:p>
            </text:list-item>
          </text:list>
        </text:list-item>
      </text:list>
      <text:p text:style-name="P1"/>
      <text:p text:style-name="P1">Palliative care:</text:p>
      <text:list xml:id="list831872037" text:style-name="L4">
        <text:list-item>
          <text:p text:style-name="P6">Structure of a palliative care history</text:p>
          <text:list>
            <text:list-item>
              <text:p text:style-name="P14">Diagnosis/ Cause of death</text:p>
            </text:list-item>
            <text:list-item>
              <text:p text:style-name="P14">Symptoms (pain, bowels, nausea, sob, mental status changes/ delirium)</text:p>
            </text:list-item>
          </text:list>
        </text:list-item>
        <text:list-item>
          <text:p text:style-name="P6">End of life decision making, ACDs, will <text:span text:style-name="T2">writing</text:span></text:p>
          <text:list>
            <text:list-item>
              <text:p text:style-name="P15">Assessing compliance for <text:span text:style-name="T5">ACD making, what are the fields of an ACD form</text:span></text:p>
            </text:list-item>
            <text:list-item>
              <text:p text:style-name="P16">MTDM <text:span text:style-name="T6">roles, when to get one</text:span></text:p>
            </text:list-item>
            <text:list-item>
              <text:p text:style-name="P15">Voluntary assisted dying</text:p>
            </text:list-item>
          </text:list>
        </text:list-item>
        <text:list-item>
          <text:p text:style-name="P10"><text:soft-page-break/>Allied health roles in Palliative Care</text:p>
          <text:list>
            <text:list-item>
              <text:p text:style-name="P10">Music therapy, Pastoral care</text:p>
            </text:list-item>
          </text:list>
        </text:list-item>
        <text:list-item>
          <text:p text:style-name="P10">Outpatient palliative care</text:p>
          <text:list>
            <text:list-item>
              <text:p text:style-name="P12">Agencies: Melbourne city mission</text:p>
            </text:list-item>
            <text:list-item>
              <text:p text:style-name="P10">What patients are benefit from outpatient Palliative Care<text:tab/></text:p>
              <text:list>
                <text:list-item>
                  <text:p text:style-name="P10">Terminal patients dying at home</text:p>
                </text:list-item>
                <text:list-item>
                  <text:p text:style-name="P10">Patients with complex symptom management</text:p>
                </text:list-item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9-03-12T22:55:08.726064578</meta:creation-date>
    <meta:generator>LibreOffice/6.0.7.3$Linux_X86_64 LibreOffice_project/00m0$Build-3</meta:generator>
    <dc:date>2019-05-14T20:38:01.642667198</dc:date>
    <meta:editing-duration>PT18M12S</meta:editing-duration>
    <meta:editing-cycles>24</meta:editing-cycles>
    <meta:document-statistic meta:table-count="0" meta:image-count="0" meta:object-count="0" meta:page-count="2" meta:paragraph-count="50" meta:word-count="311" meta:character-count="1950" meta:non-whitespace-character-count="1730"/>
  </office:meta>
</office:document-meta>
</file>